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863cm" fo:min-width="24.9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70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2.29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4.1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24cm" svg:height="15.113cm" svg:x="1.246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02cm" svg:height="1.038cm" svg:x="10.668cm" svg:y="1.778cm">
          <draw:text-box>
            <text:p><text:span text:style-name="T1">Configuration Package</text:span></text:p>
          </draw:text-box>
        </draw:frame>
        <draw:custom-shape draw:style-name="gr3" draw:text-style-name="P3" xml:id="id4" draw:id="id4" draw:layer="layout" svg:width="2.794cm" svg:height="2.159cm" svg:x="12.192cm" svg:y="4.318cm">
          <text:p text:style-name="P1"><text:span text:style-name="T2">Base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3" draw:id="id3" draw:layer="layout" draw:line-skew="-1.15cm" svg:x1="9.716cm" svg:y1="10.16cm" svg:x2="17.59cm" svg:y2="10.16cm" draw:start-shape="id1" draw:start-glue-point="0" draw:end-shape="id2" draw:end-glue-point="0" svg:d="M9716 10160v-1651h7874v1651" svg:viewBox="0 0 7875 1652">
          <text:p/>
        </draw:connector>
        <draw:custom-shape draw:style-name="gr5" draw:text-style-name="P3" xml:id="id1" draw:id="id1" draw:layer="layout" svg:width="4.698cm" svg:height="2.032cm" svg:x="7.367cm" svg:y="10.16cm">
          <text:p text:style-name="P1"><text:span text:style-name="T2">Configu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4.698cm" svg:height="2.032cm" svg:x="15.241cm" svg:y="10.16cm">
          <text:p text:style-name="P1"><text:span text:style-name="T2">Default</text:span></text:p>
          <text:p text:style-name="P1"><text:span text:style-name="T2">Configur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3.653cm" svg:y1="8.509cm" svg:x2="13.589cm" svg:y2="6.477cm" draw:start-shape="id3" draw:start-glue-point="0" draw:end-shape="id4" draw:end-glue-point="2" svg:d="M13653 8509l-64-2032" svg:viewBox="0 0 65 20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dir Latif</meta:initial-creator>
    <meta:creation-date>2017-04-12T11:28:12.053576047</meta:creation-date>
    <dc:date>2017-04-12T20:26:01.705300600</dc:date>
    <dc:creator>Nadir Latif</dc:creator>
    <meta:editing-duration>PT11M51S</meta:editing-duration>
    <meta:editing-cycles>5</meta:editing-cycles>
    <meta:generator>LibreOffice/4.3.3.2$Linux_X86_64 LibreOffice_project/430m0$Build-2</meta:generator>
    <meta:document-statistic meta:object-count="7"/>
  </office:meta>
</office:document-meta>
</file>